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7b6f" officeooo:paragraph-rsid="00037b6f"/>
    </style:style>
    <style:style style:name="P2" style:family="paragraph" style:parent-style-name="Standard">
      <style:text-properties officeooo:paragraph-rsid="00037b6f"/>
    </style:style>
    <style:style style:name="T1" style:family="text">
      <style:text-properties officeooo:rsid="00037b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in Torben </text:p>
      <text:p text:style-name="P1"/>
      <text:p text:style-name="P1">hier kommen schon mal die ersten Designvorschläge für deine Website. Vielleicht kannst du ja einfach ganz spontan mal auflisten was dir gefällt und was dir missfällt. </text:p>
      <text:p text:style-name="P1"/>
      <text:p text:style-name="P1">Zum Header: mein Verständnis deiner Arbeit gründet zur Zeit noch auf einem gepflegten Halbwissen. Ich habe in dem Header symbolisieren wollen, wie sich die Arbeit über mehrere Stufen vom Handwerk in die digitale Moderne weiterentwickelt. </text:p>
      <text:p text:style-name="P2"><text:span text:style-name="T1">Als Schritte dachte ich mir Handwerk = Handwerks Logo &gt; Industrialisierung = Zahnräder &gt; analoge Schaltungstechnik = Schaltplan &gt; digitale Arbeitswelt = Nullen und Einsen, wobei diese Nullen und Einsen das Wort Thorben Albrecht bilden, was ich sehr lustig finde. </text:span></text:p>
      <text:p text:style-name="P2"/>
      <text:p text:style-name="P2"><text:span text:style-name="T1">Was die Farben im Hintergrund angeht, bin ich mir auch noch nicht sicher. Das ist nur eine erste Idee, vielleicht kann man da auch mit ganz weich gezeichneten Fotos arbeiten. Sag doch einfach mal was du denkst. Dann bis gleich Stef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9:17:21.517000000</meta:creation-date>
    <dc:date>2020-01-21T19:42:26.717000000</dc:date>
    <meta:editing-duration>PT14M55S</meta:editing-duration>
    <meta:editing-cycles>1</meta:editing-cycles>
    <meta:document-statistic meta:table-count="0" meta:image-count="0" meta:object-count="0" meta:page-count="1" meta:paragraph-count="5" meta:word-count="144" meta:character-count="913" meta:non-whitespace-character-count="770"/>
    <meta:generator>LibreOffice/5.3.7.2$Windows_X86_64 LibreOffice_project/6b8ed514a9f8b44d37a1b96673cbbdd077e24059</meta:generator>
  </office:meta>
</office:document-meta>
</file>